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_20_concave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M Roman 12"/>
    </style:style>
    <style:style style:name="P3" style:family="paragraph">
      <loext:graphic-properties draw:fill="none" draw:fill-color="#ffffff"/>
      <style:text-properties style:font-name="LM Roman 12" fo:font-size="9pt" style:font-size-asian="9pt" style:font-size-complex="9pt"/>
    </style:style>
    <style:style style:name="P4" style:family="paragraph">
      <style:paragraph-properties fo:text-align="center"/>
      <style:text-properties style:font-name="LM Roman 12"/>
    </style:style>
    <style:style style:name="P5" style:family="paragraph">
      <loext:graphic-properties draw:fill="none" draw:fill-color="#ffffff"/>
      <style:paragraph-properties fo:text-align="center"/>
      <style:text-properties style:font-name="LM Roman 12" fo:font-size="13pt" style:font-size-asian="9pt" style:font-size-complex="9pt"/>
    </style:style>
    <style:style style:name="P6" style:family="paragraph">
      <loext:graphic-properties draw:fill="none" draw:fill-color="#ffffff"/>
      <style:text-properties style:font-name="LM Roman 12" fo:font-size="13pt" style:font-size-asian="9pt" style:font-size-complex="9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13pt" style:font-size-asian="9pt" style:font-size-complex="9pt"/>
    </style:style>
    <style:style style:name="T4" style:family="text">
      <style:text-properties style:text-position="-33% 58%" fo:font-size="13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-33% 58%" fo:font-size="11pt" style:font-size-asian="11pt" style:font-size-complex="11pt"/>
    </style:style>
    <style:style style:name="T7" style:family="text">
      <style:text-properties style:text-position="0% 100%" fo:font-size="13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9cm" svg:y1="5.976cm" svg:x2="20.028cm" svg:y2="5.976cm">
          <text:p/>
        </draw:line>
        <draw:line draw:style-name="gr2" draw:text-style-name="P1" draw:layer="layout" svg:x1="2.131cm" svg:y1="2.604cm" svg:x2="2.912cm" svg:y2="2.225cm">
          <text:p/>
        </draw:line>
        <draw:line draw:style-name="gr2" draw:text-style-name="P1" draw:layer="layout" svg:x1="10.649cm" svg:y1="5.976cm" svg:x2="2.912cm" svg:y2="2.225cm">
          <text:p/>
        </draw:line>
        <draw:line draw:style-name="gr2" draw:text-style-name="P1" draw:layer="layout" svg:x1="10.65cm" svg:y1="5.976cm" svg:x2="18.387cm" svg:y2="2.225cm">
          <text:p/>
        </draw:line>
        <draw:line draw:style-name="gr1" draw:text-style-name="P1" draw:layer="layout" svg:x1="2.158cm" svg:y1="13.748cm" svg:x2="2.158cm" svg:y2="0.413cm">
          <text:p/>
        </draw:line>
        <draw:line draw:style-name="gr3" draw:text-style-name="P1" draw:layer="layout" svg:x1="2.158cm" svg:y1="2.826cm" svg:x2="19.352cm" svg:y2="2.826cm">
          <text:p/>
        </draw:line>
        <draw:line draw:style-name="gr3" draw:text-style-name="P1" draw:layer="layout" svg:x1="2.159cm" svg:y1="3.951cm" svg:x2="19.353cm" svg:y2="3.951cm">
          <text:p/>
        </draw:line>
        <draw:line draw:style-name="gr1" draw:text-style-name="P1" draw:layer="layout" svg:x1="2.158cm" svg:y1="8.555cm" svg:x2="20.028cm" svg:y2="8.555cm">
          <text:p/>
        </draw:line>
        <draw:line draw:style-name="gr1" draw:text-style-name="P1" draw:layer="layout" svg:x1="2.158cm" svg:y1="11.134cm" svg:x2="20.028cm" svg:y2="11.134cm">
          <text:p/>
        </draw:line>
        <draw:line draw:style-name="gr4" draw:text-style-name="P1" draw:layer="layout" svg:x1="6.474cm" svg:y1="3.951cm" svg:x2="6.474cm" svg:y2="11.134cm">
          <text:p/>
        </draw:line>
        <draw:line draw:style-name="gr4" draw:text-style-name="P1" draw:layer="layout" svg:x1="14.87cm" svg:y1="3.951cm" svg:x2="14.87cm" svg:y2="11.134cm">
          <text:p/>
        </draw:line>
        <draw:line draw:style-name="gr4" draw:text-style-name="P1" draw:layer="layout" svg:x1="4.1cm" svg:y1="2.826cm" svg:x2="4.1cm" svg:y2="8.541cm">
          <text:p/>
        </draw:line>
        <draw:line draw:style-name="gr4" draw:text-style-name="P1" draw:layer="layout" svg:x1="11.811cm" svg:y1="5.407cm" svg:x2="11.811cm" svg:y2="15.145cm">
          <text:p/>
        </draw:line>
        <draw:line draw:style-name="gr5" draw:text-style-name="P1" draw:layer="layout" svg:x1="2.158cm" svg:y1="11.134cm" svg:x2="6.439cm" svg:y2="11.134cm">
          <text:p/>
        </draw:line>
        <draw:line draw:style-name="gr5" draw:text-style-name="P1" draw:layer="layout" svg:x1="6.476cm" svg:y1="9.43cm" svg:x2="14.872cm" svg:y2="9.43cm">
          <text:p/>
        </draw:line>
        <draw:line draw:style-name="gr5" draw:text-style-name="P1" draw:layer="layout" svg:x1="14.87cm" svg:y1="11.134cm" svg:x2="19.09cm" svg:y2="11.134cm">
          <text:p/>
        </draw:line>
        <draw:line draw:style-name="gr5" draw:text-style-name="P1" draw:layer="layout" svg:x1="6.439cm" svg:y1="11.164cm" svg:x2="6.439cm" svg:y2="9.41cm">
          <text:p/>
        </draw:line>
        <draw:g>
          <draw:line draw:style-name="gr5" draw:text-style-name="P1" draw:layer="layout" svg:x1="2.158cm" svg:y1="8.555cm" svg:x2="4.063cm" svg:y2="8.555cm">
            <text:p/>
          </draw:line>
          <draw:line draw:style-name="gr5" draw:text-style-name="P1" draw:layer="layout" svg:x1="4.1cm" svg:y1="6.862cm" svg:x2="17.144cm" svg:y2="6.862cm">
            <text:p/>
          </draw:line>
          <draw:line draw:style-name="gr5" draw:text-style-name="P1" draw:layer="layout" svg:x1="17.144cm" svg:y1="8.555cm" svg:x2="19.049cm" svg:y2="8.555cm">
            <text:p/>
          </draw:line>
          <draw:line draw:style-name="gr5" draw:text-style-name="P1" draw:layer="layout" svg:x1="4.1cm" svg:y1="8.625cm" svg:x2="4.1cm" svg:y2="6.871cm">
            <text:p/>
          </draw:line>
          <draw:line draw:style-name="gr5" draw:text-style-name="P1" draw:layer="layout" svg:x1="17.144cm" svg:y1="8.618cm" svg:x2="17.144cm" svg:y2="6.864cm">
            <text:p/>
          </draw:line>
        </draw:g>
        <draw:line draw:style-name="gr5" draw:text-style-name="P1" draw:layer="layout" svg:x1="14.87cm" svg:y1="11.162cm" svg:x2="14.87cm" svg:y2="9.408cm">
          <text:p/>
        </draw:line>
        <draw:line draw:style-name="gr4" draw:text-style-name="P1" draw:layer="layout" svg:x1="10.65cm" svg:y1="1.302cm" svg:x2="10.65cm" svg:y2="13.748cm">
          <text:p/>
        </draw:line>
        <draw:line draw:style-name="gr6" draw:text-style-name="P1" draw:layer="layout" svg:x1="2.92cm" svg:y1="1.302cm" svg:x2="18.394cm" svg:y2="1.302cm">
          <text:p/>
        </draw:line>
        <draw:frame draw:style-name="gr7" draw:text-style-name="P3" draw:layer="layout" svg:width="1.706cm" svg:height="0.991cm" svg:x="9.851cm" svg:y="0.381cm">
          <draw:text-box>
            <text:p text:style-name="P2"><text:span text:style-name="T1">T</text:span><text:span text:style-name="T2">PWM</text:span></text:p>
          </draw:text-box>
        </draw:frame>
        <draw:frame draw:style-name="gr8" draw:text-style-name="P5" draw:layer="layout" svg:width="1.016cm" svg:height="0.991cm" svg:x="1.016cm" svg:y="7.271cm">
          <draw:text-box>
            <text:p text:style-name="P4"><text:span text:style-name="T3">q</text:span><text:span text:style-name="T4">a</text:span></text:p>
          </draw:text-box>
        </draw:frame>
        <draw:line draw:style-name="gr1" draw:text-style-name="P1" draw:layer="layout" svg:x1="2.158cm" svg:y1="11.208cm" svg:x2="2.158cm" svg:y2="8.862cm">
          <text:p/>
        </draw:line>
        <draw:line draw:style-name="gr1" draw:text-style-name="P1" draw:layer="layout" svg:x1="2.158cm" svg:y1="8.541cm" svg:x2="2.158cm" svg:y2="6.195cm">
          <text:p/>
        </draw:line>
        <draw:line draw:style-name="gr2" draw:text-style-name="P1" draw:layer="layout" svg:x1="20.412cm" svg:y1="3.207cm" svg:x2="18.387cm" svg:y2="2.225cm">
          <text:p/>
        </draw:line>
        <draw:line draw:style-name="gr3" draw:text-style-name="P1" draw:layer="layout" svg:x1="2.158cm" svg:y1="5.423cm" svg:x2="19.352cm" svg:y2="5.423cm">
          <text:p/>
        </draw:line>
        <draw:line draw:style-name="gr4" draw:text-style-name="P1" draw:layer="layout" svg:x1="17.144cm" svg:y1="2.826cm" svg:x2="17.144cm" svg:y2="8.414cm">
          <text:p/>
        </draw:line>
        <draw:line draw:style-name="gr4" draw:text-style-name="P1" draw:layer="layout" svg:x1="9.525cm" svg:y1="5.423cm" svg:x2="9.525cm" svg:y2="15.135cm">
          <text:p/>
        </draw:line>
        <draw:line draw:style-name="gr4" draw:text-style-name="P1" draw:layer="layout" svg:x1="2.92cm" svg:y1="0.794cm" svg:x2="2.92cm" svg:y2="15.272cm">
          <text:p/>
        </draw:line>
        <draw:line draw:style-name="gr4" draw:text-style-name="P1" draw:layer="layout" svg:x1="18.414cm" svg:y1="0.794cm" svg:x2="18.414cm" svg:y2="15.272cm">
          <text:p/>
        </draw:line>
        <draw:line draw:style-name="gr1" draw:text-style-name="P1" draw:layer="layout" svg:x1="2.285cm" svg:y1="13.714cm" svg:x2="20.029cm" svg:y2="13.714cm">
          <text:p/>
        </draw:line>
        <draw:line draw:style-name="gr5" draw:text-style-name="P1" draw:layer="layout" svg:x1="2.158cm" svg:y1="13.714cm" svg:x2="9.525cm" svg:y2="13.714cm">
          <text:p/>
        </draw:line>
        <draw:line draw:style-name="gr5" draw:text-style-name="P1" draw:layer="layout" svg:x1="9.525cm" svg:y1="12.01cm" svg:x2="11.811cm" svg:y2="12.01cm">
          <text:p/>
        </draw:line>
        <draw:line draw:style-name="gr5" draw:text-style-name="P1" draw:layer="layout" svg:x1="11.811cm" svg:y1="13.714cm" svg:x2="19.091cm" svg:y2="13.714cm">
          <text:p/>
        </draw:line>
        <draw:line draw:style-name="gr5" draw:text-style-name="P1" draw:layer="layout" svg:x1="9.525cm" svg:y1="13.724cm" svg:x2="9.525cm" svg:y2="11.97cm">
          <text:p/>
        </draw:line>
        <draw:line draw:style-name="gr5" draw:text-style-name="P1" draw:layer="layout" svg:x1="11.811cm" svg:y1="13.748cm" svg:x2="11.811cm" svg:y2="11.994cm">
          <text:p/>
        </draw:line>
        <draw:frame draw:style-name="gr9" draw:text-style-name="P6" draw:layer="layout" svg:width="0.633cm" svg:height="0.894cm" svg:x="19.814cm" svg:y="13.77cm">
          <draw:text-box>
            <text:p text:style-name="P2"><text:span text:style-name="T3">t</text:span></text:p>
          </draw:text-box>
        </draw:frame>
        <draw:line draw:style-name="gr1" draw:text-style-name="P1" draw:layer="layout" svg:x1="2.158cm" svg:y1="13.748cm" svg:x2="2.158cm" svg:y2="11.402cm">
          <text:p/>
        </draw:line>
        <draw:frame draw:style-name="gr8" draw:text-style-name="P5" draw:layer="layout" svg:width="1.016cm" svg:height="0.991cm" svg:x="1.016cm" svg:y="9.684cm">
          <draw:text-box>
            <text:p text:style-name="P4"><text:span text:style-name="T3">q</text:span><text:span text:style-name="T4">b</text:span></text:p>
          </draw:text-box>
        </draw:frame>
        <draw:frame draw:style-name="gr8" draw:text-style-name="P5" draw:layer="layout" svg:width="1.016cm" svg:height="0.991cm" svg:x="1.016cm" svg:y="12.224cm">
          <draw:text-box>
            <text:p text:style-name="P4"><text:span text:style-name="T3">q</text:span><text:span text:style-name="T4">c</text:span></text:p>
          </draw:text-box>
        </draw:frame>
        <draw:line draw:style-name="gr6" draw:text-style-name="P1" draw:layer="layout" svg:x1="2.92cm" svg:y1="6.89cm" svg:x2="4.063cm" svg:y2="6.89cm">
          <text:p/>
        </draw:line>
        <draw:line draw:style-name="gr6" draw:text-style-name="P1" draw:layer="layout" svg:x1="17.144cm" svg:y1="6.89cm" svg:x2="18.414cm" svg:y2="6.89cm">
          <text:p/>
        </draw:line>
        <draw:line draw:style-name="gr6" draw:text-style-name="P1" draw:layer="layout" svg:x1="14.858cm" svg:y1="9.43cm" svg:x2="17.144cm" svg:y2="9.43cm">
          <text:p/>
        </draw:line>
        <draw:line draw:style-name="gr6" draw:text-style-name="P1" draw:layer="layout" svg:x1="4.063cm" svg:y1="9.43cm" svg:x2="6.476cm" svg:y2="9.43cm">
          <text:p/>
        </draw:line>
        <draw:line draw:style-name="gr6" draw:text-style-name="P1" draw:layer="layout" svg:x1="11.811cm" svg:y1="11.994cm" svg:x2="14.909cm" svg:y2="11.994cm">
          <text:p/>
        </draw:line>
        <draw:line draw:style-name="gr4" draw:text-style-name="P1" draw:layer="layout" svg:x1="17.144cm" svg:y1="8.541cm" svg:x2="17.144cm" svg:y2="15.272cm">
          <text:p/>
        </draw:line>
        <draw:line draw:style-name="gr4" draw:text-style-name="P1" draw:layer="layout" svg:x1="4.063cm" svg:y1="8.541cm" svg:x2="4.063cm" svg:y2="15.272cm">
          <text:p/>
        </draw:line>
        <draw:line draw:style-name="gr4" draw:text-style-name="P1" draw:layer="layout" svg:x1="14.858cm" svg:y1="11.081cm" svg:x2="14.858cm" svg:y2="15.272cm">
          <text:p/>
        </draw:line>
        <draw:line draw:style-name="gr4" draw:text-style-name="P1" draw:layer="layout" svg:x1="6.476cm" svg:y1="11.081cm" svg:x2="6.476cm" svg:y2="15.272cm">
          <text:p/>
        </draw:line>
        <draw:line draw:style-name="gr6" draw:text-style-name="P1" draw:layer="layout" svg:x1="6.476cm" svg:y1="12.01cm" svg:x2="9.525cm" svg:y2="12.01cm">
          <text:p/>
        </draw:line>
        <draw:frame draw:style-name="gr8" draw:text-style-name="P3" draw:layer="layout" svg:width="1.382cm" svg:height="0.886cm" svg:x="2.935cm" svg:y="6.128cm">
          <draw:text-box>
            <text:p text:style-name="P2"><text:span text:style-name="T5">z</text:span><text:span text:style-name="T6">0</text:span><text:span text:style-name="T5">/2</text:span></text:p>
          </draw:text-box>
        </draw:frame>
        <draw:frame draw:style-name="gr8" draw:text-style-name="P3" draw:layer="layout" svg:width="1.382cm" svg:height="0.886cm" svg:x="17.144cm" svg:y="6.131cm">
          <draw:text-box>
            <text:p text:style-name="P2"><text:span text:style-name="T5">z</text:span><text:span text:style-name="T6">0</text:span><text:span text:style-name="T5">/2</text:span></text:p>
          </draw:text-box>
        </draw:frame>
        <draw:frame draw:style-name="gr8" draw:text-style-name="P3" draw:layer="layout" svg:width="1.382cm" svg:height="0.886cm" svg:x="15.381cm" svg:y="8.695cm">
          <draw:text-box>
            <text:p text:style-name="P2"><text:span text:style-name="T5">x/2</text:span></text:p>
          </draw:text-box>
        </draw:frame>
        <draw:frame draw:style-name="gr8" draw:text-style-name="P3" draw:layer="layout" svg:width="1.382cm" svg:height="0.886cm" svg:x="4.698cm" svg:y="8.695cm">
          <draw:text-box>
            <text:p text:style-name="P2"><text:span text:style-name="T5">x/2</text:span></text:p>
          </draw:text-box>
        </draw:frame>
        <draw:frame draw:style-name="gr8" draw:text-style-name="P3" draw:layer="layout" svg:width="1.382cm" svg:height="0.886cm" svg:x="12.842cm" svg:y="11.238cm">
          <draw:text-box>
            <text:p text:style-name="P2"><text:span text:style-name="T5">y/2</text:span></text:p>
          </draw:text-box>
        </draw:frame>
        <draw:frame draw:style-name="gr8" draw:text-style-name="P3" draw:layer="layout" svg:width="1.382cm" svg:height="0.886cm" svg:x="7.493cm" svg:y="11.238cm">
          <draw:text-box>
            <text:p text:style-name="P2"><text:span text:style-name="T5">y/2</text:span></text:p>
          </draw:text-box>
        </draw:frame>
        <draw:frame draw:style-name="gr10" draw:text-style-name="P3" draw:layer="layout" svg:width="0.747cm" svg:height="0.801cm" svg:x="3.174cm" svg:y="7.329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3.174cm" svg:y="9.869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3.189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4.952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3.081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5.635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7.413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7.414cm" svg:y="9.811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5.747cm" svg:y="9.811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4.825cm" svg:y="9.811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17.413cm" svg:y="7.329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4.952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7.762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9.667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0.922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3.081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5.747cm" svg:y="7.32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7.747cm" svg:y="9.811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7.635cm" svg:y="12.155cm">
          <draw:text-box>
            <text:p text:style-name="P2"><text:span text:style-name="T5">0</text:span></text:p>
          </draw:text-box>
        </draw:frame>
        <draw:frame draw:style-name="gr10" draw:text-style-name="P3" draw:layer="layout" svg:width="0.747cm" svg:height="0.801cm" svg:x="9.779cm" svg:y="12.155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9.667cm" svg:y="9.86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0.937cm" svg:y="9.869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0.922cm" svg:y="12.155cm">
          <draw:text-box>
            <text:p text:style-name="P2"><text:span text:style-name="T5">1</text:span></text:p>
          </draw:text-box>
        </draw:frame>
        <draw:frame draw:style-name="gr10" draw:text-style-name="P3" draw:layer="layout" svg:width="0.747cm" svg:height="0.801cm" svg:x="13.081cm" svg:y="9.869cm">
          <draw:text-box>
            <text:p text:style-name="P2"><text:span text:style-name="T5">1</text:span></text:p>
          </draw:text-box>
        </draw:frame>
        <draw:frame draw:style-name="gr8" draw:text-style-name="P3" draw:layer="layout" svg:width="0.874cm" svg:height="0.886cm" svg:x="3.062cm" svg:y="14.259cm">
          <draw:text-box>
            <text:p text:style-name="P2"><text:span text:style-name="T5">v</text:span><text:span text:style-name="T6">0</text:span></text:p>
          </draw:text-box>
        </draw:frame>
        <draw:frame draw:style-name="gr8" draw:text-style-name="P3" draw:layer="layout" svg:width="0.874cm" svg:height="0.886cm" svg:x="4.84cm" svg:y="14.259cm">
          <draw:text-box>
            <text:p text:style-name="P2"><text:span text:style-name="T5">v</text:span><text:span text:style-name="T6">1</text:span></text:p>
          </draw:text-box>
        </draw:frame>
        <draw:frame draw:style-name="gr8" draw:text-style-name="P3" draw:layer="layout" svg:width="0.874cm" svg:height="0.886cm" svg:x="17.398cm" svg:y="14.259cm">
          <draw:text-box>
            <text:p text:style-name="P2"><text:span text:style-name="T5">v</text:span><text:span text:style-name="T6">0</text:span></text:p>
          </draw:text-box>
        </draw:frame>
        <draw:frame draw:style-name="gr8" draw:text-style-name="P3" draw:layer="layout" svg:width="0.874cm" svg:height="0.886cm" svg:x="15.635cm" svg:y="14.259cm">
          <draw:text-box>
            <text:p text:style-name="P2"><text:span text:style-name="T5">v</text:span><text:span text:style-name="T6">1</text:span></text:p>
          </draw:text-box>
        </draw:frame>
        <draw:frame draw:style-name="gr8" draw:text-style-name="P3" draw:layer="layout" svg:width="0.874cm" svg:height="0.886cm" svg:x="12.969cm" svg:y="14.259cm">
          <draw:text-box>
            <text:p text:style-name="P2"><text:span text:style-name="T5">v</text:span><text:span text:style-name="T6">3</text:span></text:p>
          </draw:text-box>
        </draw:frame>
        <draw:frame draw:style-name="gr8" draw:text-style-name="P3" draw:layer="layout" svg:width="0.874cm" svg:height="0.886cm" svg:x="7.62cm" svg:y="14.256cm">
          <draw:text-box>
            <text:p text:style-name="P2"><text:span text:style-name="T5">v</text:span><text:span text:style-name="T6">3</text:span></text:p>
          </draw:text-box>
        </draw:frame>
        <draw:frame draw:style-name="gr8" draw:text-style-name="P3" draw:layer="layout" svg:width="0.874cm" svg:height="0.886cm" svg:x="10.286cm" svg:y="14.259cm">
          <draw:text-box>
            <text:p text:style-name="P2"><text:span text:style-name="T5">v</text:span><text:span text:style-name="T6">7</text:span></text:p>
          </draw:text-box>
        </draw:frame>
        <draw:line draw:style-name="gr6" draw:text-style-name="P1" draw:layer="layout" svg:x1="9.525cm" svg:y1="13.24cm" svg:x2="11.811cm" svg:y2="13.24cm">
          <text:p/>
        </draw:line>
        <draw:frame draw:style-name="gr8" draw:text-style-name="P3" draw:layer="layout" svg:width="1.382cm" svg:height="0.886cm" svg:x="10.075cm" svg:y="12.481cm">
          <draw:text-box>
            <text:p text:style-name="P2"><text:span text:style-name="T5">z</text:span><text:span text:style-name="T6">7</text:span></text:p>
          </draw:text-box>
        </draw:frame>
        <draw:frame draw:style-name="gr8" draw:text-style-name="P5" draw:layer="layout" svg:width="1.016cm" svg:height="0.991cm" svg:x="1.27cm" svg:y="2.321cm">
          <draw:text-box>
            <text:p text:style-name="P4"><text:span text:style-name="T7">d</text:span><text:span text:style-name="T4">a</text:span></text:p>
          </draw:text-box>
        </draw:frame>
        <draw:frame draw:style-name="gr8" draw:text-style-name="P5" draw:layer="layout" svg:width="1.016cm" svg:height="0.991cm" svg:x="1.27cm" svg:y="3.337cm">
          <draw:text-box>
            <text:p text:style-name="P4"><text:span text:style-name="T7">d</text:span><text:span text:style-name="T4">b</text:span></text:p>
          </draw:text-box>
        </draw:frame>
        <draw:frame draw:style-name="gr8" draw:text-style-name="P5" draw:layer="layout" svg:width="1.016cm" svg:height="0.991cm" svg:x="1.27cm" svg:y="4.985cm">
          <draw:text-box>
            <text:p text:style-name="P4"><text:span text:style-name="T7">d</text:span><text:span text:style-name="T4">c</text:span></text:p>
          </draw:text-box>
        </draw:frame>
        <draw:line draw:style-name="gr3" draw:text-style-name="P1" draw:layer="layout" svg:x1="2.158cm" svg:y1="2.225cm" svg:x2="2.921cm" svg:y2="2.225cm">
          <text:p/>
        </draw:line>
        <draw:frame draw:style-name="gr8" draw:text-style-name="P5" draw:layer="layout" svg:width="0.381cm" svg:height="0.894cm" svg:x="1.497cm" svg:y="1.713cm">
          <draw:text-box>
            <text:p text:style-name="P4"><text:span text:style-name="T3">1</text:span></text:p>
          </draw:text-box>
        </draw:frame>
        <draw:g>
          <svg:title>TexMaths</svg:title>
          <svg:desc>12§display§\mathrm{Normalized~Counter}§svg§600§FALSE§</svg:desc>
          <draw:g>
            <draw:path draw:style-name="gr11" draw:text-style-name="P7" draw:layer="layout" svg:width="3.671cm" svg:height="0.262cm" draw:transform="rotate (1.5707963267949) translate (0.9856cm 5.59879961089494cm)" svg:viewBox="0 0 3672 263" svg:d="M0 0c1224 0 2448 0 3672 0 0 88 0 175 0 263-1224 0-2448 0-3672 0 0-88 0-175 0-263z">
              <text:p/>
            </draw:path>
            <draw:path draw:style-name="gr12" draw:text-style-name="P8" draw:layer="layout" svg:width="0.287cm" svg:height="0.286cm" draw:transform="rotate (1.5707963267949) translate (0.9736cm 5.606cm)" svg:viewBox="0 0 288 287" svg:d="M84 5c-5-5-5-5-13-5-24 0-47 0-71 0 0 4 0 9 0 13 4 0 8 0 12 0 6 0 14 0 20 0 10 1 11 3 11 10 0 73 0 146 0 219 0 12 0 32-43 32 0 4 0 8 0 13 14 0 35-1 49-1s35 1 49 1c0-5 0-9 0-13-43 0-43-20-43-32 0-72 0-145 0-218 1 2 3 2 4 5 57 84 114 169 171 253 5 5 5 5 8 5 6 0 6-3 6-11 0-77 0-154 0-232 0-12 0-31 44-31 0-4 0-9 0-13-16 0-37 1-50 1-14 0-34-1-50-1 0 4 0 9 0 13 45 0 45 19 45 31 0 60 0 120 0 179-50-73-99-145-149-218z">
              <text:p/>
            </draw:path>
            <draw:path draw:style-name="gr12" draw:text-style-name="P8" draw:layer="layout" svg:width="0.186cm" svg:height="0.192cm" draw:transform="rotate (1.5707963267949) translate (1.072cm 5.29278307392996cm)" svg:viewBox="0 0 187 193" svg:d="M187 98c0-54-42-98-93-98-53 0-94 46-94 98 0 54 44 95 94 95 51 0 93-41 93-95zM94 182c-18 0-36-8-48-27-10-19-10-45-10-60 0-16 0-39 10-58s31-27 48-27c18 0 37 9 48 27 10 18 10 42 10 58 0 15 0 38-9 56-10 19-28 31-49 31z">
              <text:p/>
            </draw:path>
            <draw:path draw:style-name="gr12" draw:text-style-name="P8" draw:layer="layout" svg:width="0.141cm" svg:height="0.185cm" draw:transform="rotate (1.5707963267949) translate (1.0744cm 5.08157166018158cm)" svg:viewBox="0 0 142 186" svg:d="M59 47c0-16 0-31 0-47-20 2-39 3-59 5 0 4 0 9 0 13 30 0 32 2 32 24 0 38 0 75 0 113 0 18-3 18-32 18 0 4 0 9 0 13 17 0 36-1 48-1 17 0 37 0 54 1 0-4 0-9 0-13-3 0-6 0-10 0-31 0-31-4-31-19 0-22 0-44 0-65 0-42 17-79 49-79 4 0 4 0 5 0-1 1-9 6-9 16 0 12 8 18 18 18 7 0 18-4 18-18 0-13-14-26-32-26-31 0-45 29-51 47z">
              <text:p/>
            </draw:path>
            <draw:path draw:style-name="gr12" draw:text-style-name="P8" draw:layer="layout" svg:width="0.328cm" svg:height="0.185cm" draw:transform="rotate (1.5707963267949) translate (1.0744cm 4.9147626459144cm)" svg:viewBox="0 0 329 186" svg:d="M32 42c0 38 0 75 0 113 0 18-3 18-32 18 0 4 0 9 0 13 14 0 36-1 48-1 11 0 32 1 47 1 0-4 0-9 0-13-28 0-33 0-33-18 0-26 0-52 0-78 0-43 30-67 57-67 26 0 31 22 31 46 0 33 0 66 0 99 0 18-5 18-32 18 0 4 0 9 0 13 14 0 36-1 46-1 12 0 34 1 48 1 0-4 0-9 0-13-28 0-33 0-33-18 0-26 0-52 0-78 0-43 30-67 57-67s32 22 32 46c0 33 0 66 0 99 0 18-5 18-34 18 0 4 0 9 0 13 16 0 37-1 48-1s34 1 47 1c0-4 0-9 0-13-22 0-33 0-33-12 0-27 0-54 0-81 0-36 0-49-13-64-6-8-19-16-44-16-35 0-54 25-61 42-6-37-38-42-56-42-31 0-51 18-62 44 0-14 0-29 0-44-20 2-40 3-60 5 0 4 0 9 0 13 30 0 32 2 32 24z">
              <text:p/>
            </draw:path>
            <draw:path draw:style-name="gr12" draw:text-style-name="P8" draw:layer="layout" svg:width="0.19cm" svg:height="0.192cm" draw:transform="rotate (1.5707963267949) translate (1.072cm 4.55954345006485cm)" svg:viewBox="0 0 191 193" svg:d="M124 157c1 17 13 34 32 34 8 0 35-6 35-40 0-8 0-16 0-24-4 0-7 0-11 0 0 8 0 16 0 24 0 24-11 28-16 28-13 0-15-19-15-22 0-28 0-56 0-84 0-18 0-35-15-50-16-16-37-23-57-23-35 0-64 20-64 48 0 12 9 19 19 19 12 0 20-8 20-19 0-5-3-19-22-19 11-15 32-19 46-19 20 0 44 16 44 54 0 5 0 10 0 15-22 1-50 3-77 15-32 14-43 37-43 55 0 33 41 44 68 44 28 0 47-17 56-36zM120 88c0 14 0 28 0 42 0 39-30 54-49 54-21 0-39-15-39-35 0-24 18-59 88-61z">
              <text:p/>
            </draw:path>
            <draw:path draw:style-name="gr12" draw:text-style-name="P8" draw:layer="layout" svg:width="0.093cm" svg:height="0.291cm" draw:transform="rotate (1.5707963267949) translate (0.9688cm 4.351932230869cm)" svg:viewBox="0 0 94 292" svg:d="M61 0c-20 2-41 3-61 5 0 4 0 9 0 13 30 0 32 2 32 23 0 73 0 146 0 219 0 18-4 18-32 18 0 5 0 9 0 14 14 0 36-2 47-2s31 2 47 2c0-5 0-9 0-14-29 0-33 0-33-18 0-86 0-173 0-260z">
              <text:p/>
            </draw:path>
            <draw:path draw:style-name="gr12" draw:text-style-name="P8" draw:layer="layout" svg:width="0.089cm" svg:height="0.28cm" draw:transform="rotate (1.5707963267949) translate (0.9796cm 4.23432587548638cm)" svg:viewBox="0 0 90 281" svg:d="M60 95c-20 1-39 3-59 5 0 4 0 8 0 13 28 0 31 2 31 23 0 38 0 76 0 114 0 18-4 18-32 18 0 4 0 8 0 13 13 0 36-1 46-1 14 0 30 1 44 1 0-5 0-9 0-13-28 0-30-2-30-18 0-52 0-104 0-155zM62 22c0-14-10-22-22-22-14 0-23 11-23 22 0 12 9 22 23 22 12 0 22-9 22-22z">
              <text:p/>
            </draw:path>
            <draw:path draw:style-name="gr12" draw:text-style-name="P8" draw:layer="layout" svg:width="0.156cm" svg:height="0.18cm" draw:transform="rotate (1.5707963267949) translate (1.0792cm 4.12031971465629cm)" svg:viewBox="0 0 157 181" svg:d="M154 13c3-5 3-6 3-7 0-6-3-6-11-6-45 0-90 0-135 0-2 23-3 46-5 68 4 0 7 0 11 0 2-43 11-58 57-58 16 0 32 0 48 0-39 52-78 105-117 158-5 5-5 6-5 7 0 6 4 6 12 6 46 0 92 0 138 0 2-26 5-52 7-78-3 0-6 0-9 0-5 49-14 69-63 69-16 0-33 0-49 0 39-53 78-106 118-159z">
              <text:p/>
            </draw:path>
            <draw:path draw:style-name="gr12" draw:text-style-name="P8" draw:layer="layout" svg:width="0.162cm" svg:height="0.192cm" draw:transform="rotate (1.5707963267949) translate (1.072cm 3.93190953307393cm)" svg:viewBox="0 0 163 193" svg:d="M35 83c2-63 38-73 53-73 43 0 46 56 46 73-33 0-66 0-99 0zM35 91c39 0 78 0 117 0 9 0 11 0 11-8 0-42-23-83-75-83-50 0-88 43-88 96 0 56 43 97 92 97 52 0 71-47 71-54 0-5-3-6-6-6s-5 3-6 6c-14 43-53 43-56 43-22 0-39-12-48-27-12-21-12-48-12-64z">
              <text:p/>
            </draw:path>
            <draw:path draw:style-name="gr12" draw:text-style-name="P8" draw:layer="layout" svg:width="0.207cm" svg:height="0.295cm" draw:transform="rotate (1.5707963267949) translate (0.9688cm 3.74229928664073cm)" svg:viewBox="0 0 208 296" svg:d="M145 269c0 9 0 18 0 27 21-1 42-3 63-4 0-5 0-9 0-14-30 0-33-2-33-22 0-86 0-171 0-256-20 2-41 3-61 5 0 4 0 9 0 13 30 0 32 2 32 23 0 30 0 61 0 91-12-16-30-26-52-26-50 0-94 42-94 96 0 52 41 94 89 94 27 0 47-14 56-27zM145 156c0 29 0 58 0 86 0 8 0 9-3 16-14 20-33 29-51 29-19 0-33-11-44-27s-12-40-12-58c0-16 1-41 13-60 8-12 25-27 48-27 14 0 32 6 46 25 3 8 3 9 3 16z">
              <text:p/>
            </draw:path>
            <draw:path draw:style-name="gr12" draw:text-style-name="P8" draw:layer="layout" svg:width="0.256cm" svg:height="0.305cm" draw:transform="rotate (1.5707963267949) translate (0.964cm 3.35827853437095cm)" svg:viewBox="0 0 257 306" svg:d="M0 152c0 88 68 154 146 154 69 0 111-59 111-107 0-5 0-7-6-7-5 0-5 2-5 6-4 60-48 95-95 95-25 0-108-15-108-139 0-126 83-141 108-141 46 0 84 39 93 100 0 6 0 7 6 7 7 0 7-1 7-10 0-33 0-67 0-100 0-8 0-10-5-10-1 0-4 0-7 5-7 10-14 21-21 31-15-14-37-36-78-36-79 0-146 67-146 152z">
              <text:p/>
            </draw:path>
            <draw:path draw:style-name="gr12" draw:text-style-name="P8" draw:layer="layout" svg:width="0.185cm" svg:height="0.192cm" draw:transform="rotate (1.5707963267949) translate (1.072cm 3.06546271076524cm)" svg:viewBox="0 0 186 193" svg:d="M186 98c0-54-42-98-92-98-53 0-94 46-94 98 0 54 43 95 92 95 52 0 94-41 94-95zM94 182c-18 0-38-8-48-27-11-19-11-45-11-60 0-16 0-39 9-58 12-19 32-27 48-27 20 0 38 9 48 27 11 18 11 42 11 58 0 15 0 38-8 56-10 19-29 31-49 31z">
              <text:p/>
            </draw:path>
            <draw:path draw:style-name="gr12" draw:text-style-name="P8" draw:layer="layout" svg:width="0.211cm" svg:height="0.19cm" draw:transform="rotate (1.5707963267949) translate (1.0744cm 2.85305123216602cm)" svg:viewBox="0 0 212 191" svg:d="M151 154c0 12 0 24 0 37 21-2 41-3 61-5 0-4 0-9 0-13-30 0-33-3-33-23 0-50 0-100 0-150-21 2-41 3-61 5 0 4 0 9 0 13 28 0 32 2 32 24 0 25 0 50 0 74 0 38-20 65-52 65-34 0-36-19-36-41 0-46 0-93 0-140-20 2-41 3-62 5 0 4 0 9 0 13 32 0 32 1 32 38 0 22 0 43 0 64 0 32 0 71 65 71 23 0 42-12 54-37z">
              <text:p/>
            </draw:path>
            <draw:path draw:style-name="gr12" draw:text-style-name="P8" draw:layer="layout" svg:width="0.211cm" svg:height="0.185cm" draw:transform="rotate (1.5707963267949) translate (1.0744cm 2.61903858625162cm)" svg:viewBox="0 0 212 186" svg:d="M32 42c0 38 0 75 0 113 0 18-3 18-32 18 0 4 0 9 0 13 14 0 36-1 48-1 11 0 32 1 47 1 0-4 0-9 0-13-28 0-33 0-33-18 0-26 0-52 0-78 0-43 30-67 57-67 26 0 31 22 31 46 0 33 0 66 0 99 0 18-5 18-32 18 0 4 0 9 0 13 14 0 36-1 46-1 12 0 34 1 48 1 0-4 0-9 0-13-21 0-32 0-33-12 0-27 0-54 0-81 0-36 0-49-12-64-6-8-21-16-45-16-31 0-51 18-62 44 0-14 0-29 0-44-20 2-40 3-60 5 0 4 0 9 0 13 30 0 32 2 32 24z">
              <text:p/>
            </draw:path>
            <draw:path draw:style-name="gr12" draw:text-style-name="P8" draw:layer="layout" svg:width="0.131cm" svg:height="0.262cm" draw:transform="rotate (1.5707963267949) translate (1.0024cm 2.40182684824903cm)" svg:viewBox="0 0 132 263" svg:d="M65 90c20 0 40 0 60 0 0-4 0-9 0-13-20 0-40 0-60 0 0-26 0-51 0-77-4 0-7 0-11 0 0 34-13 79-54 80 0 4 0 7 0 10 12 0 24 0 36 0 0 39 0 78 0 116 0 52 40 57 54 57 30 0 42-30 42-57 0-8 0-16 0-24-4 0-7 0-11 0 0 8 0 16 0 23 0 31-12 47-27 47-29 0-29-38-29-46 0-38 0-77 0-116z">
              <text:p/>
            </draw:path>
            <draw:path draw:style-name="gr12" draw:text-style-name="P8" draw:layer="layout" svg:width="0.162cm" svg:height="0.192cm" draw:transform="rotate (1.5707963267949) translate (1.072cm 2.233817769131cm)" svg:viewBox="0 0 163 193" svg:d="M35 83c2-63 38-73 53-73 43 0 48 56 48 73-34 0-68 0-101 0zM35 91c39 0 78 0 117 0 10 0 11 0 11-8 0-42-23-83-75-83-50 0-88 43-88 96 0 56 44 97 92 97 52 0 71-47 71-54 0-5-3-6-6-6s-5 3-5 6c-15 43-52 43-57 43-21 0-37-12-48-27-12-21-12-48-12-64z">
              <text:p/>
            </draw:path>
            <draw:path draw:style-name="gr12" draw:text-style-name="P8" draw:layer="layout" svg:width="0.141cm" svg:height="0.185cm" draw:transform="rotate (1.5707963267949) translate (1.0744cm 2.04660765239948cm)" svg:viewBox="0 0 142 186" svg:d="M59 47c0-16 0-31 0-47-20 2-39 3-59 5 0 4 0 9 0 13 30 0 32 2 32 24 0 38 0 75 0 113 0 18-4 18-32 18 0 4 0 9 0 13 17 0 36-1 48-1 17 0 37 0 54 1 0-4 0-9 0-13-3 0-6 0-10 0-31 0-31-4-31-19 0-22 0-44 0-65 0-42 17-79 49-79 3 0 4 0 5 0-1 1-9 6-9 16 0 12 8 18 18 18 7 0 18-4 18-18 0-13-14-26-32-26-31 0-45 29-51 4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4T18:43:10.059788328</meta:creation-date>
    <dc:date>2021-05-16T16:23:38.877901609</dc:date>
    <meta:editing-duration>PT32M17S</meta:editing-duration>
    <meta:editing-cycles>11</meta:editing-cycles>
    <meta:generator>LibreOffice/6.4.7.2$Linux_X86_64 LibreOffice_project/40$Build-2</meta:generator>
    <meta:document-statistic meta:object-count="120"/>
  </office:meta>
</office:document-meta>
</file>